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 fo:min-height="1.945cm" fo:min-width="2.23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454cm"/>
      <style:paragraph-properties style:writing-mode="lr-tb"/>
    </style:style>
    <style:style style:name="gr3" style:family="graphic" style:parent-style-name="standard">
      <style:graphic-properties svg:stroke-width="0.1cm" svg:stroke-color="#3333ff" draw:marker-start="Circle" draw:marker-start-width="0.35cm" draw:marker-end="Arrowheads_20_1" draw:marker-end-width="0.35cm" draw:fill="solid" draw:fill-color="#6666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666ff" draw:marker-start="" draw:marker-start-width="0.35cm" draw:marker-end="" draw:marker-end-width="0.35cm" draw:fill="solid" draw:fill-color="#6666ff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2cm" fo:min-width="2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cm" fo:min-width="2.455cm"/>
      <style:paragraph-properties style:writing-mode="lr-tb"/>
    </style:style>
    <style:style style:name="P1" style:family="paragraph">
      <style:paragraph-properties fo:text-align="start" style:writing-mode="lr-tb"/>
      <style:text-properties fo:font-size="14pt" style:font-size-asian="14pt" style:font-size-complex="14pt"/>
    </style:style>
    <style:style style:name="P2" style:family="paragraph">
      <style:paragraph-properties fo:text-align="start" style:writing-mode="lr-tb">
        <style:tab-stops>
          <style:tab-stop style:position="0.518cm"/>
        </style:tab-stops>
      </style:paragraph-properties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6666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2.738cm" svg:height="2.195cm" svg:x="8.544cm" svg:y="4.992cm">
          <text:p text:style-name="P1"><text:span text:style-name="T1">l</text:span><text:span text:style-name="T1">u</text:span><text:span text:style-name="T1">k</text:span><text:span text:style-name="T1">e</text:span></text:p>
          <text:p text:style-name="P1"><text:span text:style-name="T2"><text:s/></text:span><text:span text:style-name="T2">-</text:span><text:span text:style-name="T2"> </text:span><text:span text:style-name="T2">2</text:span><text:span text:style-name="T2">G</text:span><text:span text:style-name="T2">B</text:span><text:span text:style-name="T2"> </text:span><text:span text:style-name="T2">R</text:span><text:span text:style-name="T2">A</text:span><text:span text:style-name="T2">M</text:span></text:p>
          <text:p text:style-name="P1"><text:span text:style-name="T2"><text:s/></text:span><text:span text:style-name="T2">-</text:span><text:span text:style-name="T2"> </text:span><text:span text:style-name="T2">2</text:span><text:span text:style-name="T2">x</text:span><text:span text:style-name="T2"> </text:span><text:span text:style-name="T2">H</text:span><text:span text:style-name="T2">D</text:span><text:span text:style-name="T2">D</text:span></text:p>
          <text:p text:style-name="P1"><text:span text:style-name="T3"/></text:p>
          <text:p text:style-name="P2"><text:span text:style-name="T3"><text:tab/>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954cm" svg:height="0.721cm" svg:x="9.705cm" svg:y="7.255cm">
          <draw:text-box>
            <text:p><text:span text:style-name="T4">10.1.1.101</text:span></text:p>
          </draw:text-box>
        </draw:frame>
        <draw:line draw:style-name="gr3" draw:text-style-name="P5" draw:layer="layout" svg:x1="8.784cm" svg:y1="8.153cm" svg:x2="16.757cm" svg:y2="8.118cm">
          <text:p/>
        </draw:line>
        <draw:line draw:style-name="gr4" draw:text-style-name="P5" draw:layer="layout" svg:x1="9.796cm" svg:y1="8.127cm" svg:x2="9.816cm" svg:y2="7.187cm">
          <text:p/>
        </draw:line>
        <draw:frame draw:style-name="gr5" draw:text-style-name="P6" draw:layer="layout" svg:width="3.45cm" svg:height="1.199cm" svg:x="9.141cm" svg:y="8.131cm">
          <draw:text-box>
            <text:p><text:span text:style-name="T3">10.1.1.0/24 </text:span></text:p>
            <text:p><text:span text:style-name="T5">Vbox Internal</text:span></text:p>
          </draw:text-box>
        </draw:frame>
        <draw:custom-shape draw:style-name="gr1" draw:text-style-name="P3" draw:layer="layout" svg:width="2.738cm" svg:height="2.195cm" svg:x="13.3cm" svg:y="4.992cm">
          <text:p text:style-name="P1"><text:span text:style-name="T1">y</text:span><text:span text:style-name="T1">o</text:span><text:span text:style-name="T1">d</text:span><text:span text:style-name="T1">a</text:span></text:p>
          <text:p text:style-name="P1"><text:span text:style-name="T2"><text:s/></text:span><text:span text:style-name="T2">-</text:span><text:span text:style-name="T2"> </text:span><text:span text:style-name="T2">2</text:span><text:span text:style-name="T2">G</text:span><text:span text:style-name="T2">B</text:span><text:span text:style-name="T2"> </text:span><text:span text:style-name="T2">R</text:span><text:span text:style-name="T2">A</text:span><text:span text:style-name="T2">M</text:span></text:p>
          <text:p text:style-name="P1"><text:span text:style-name="T2"><text:s/></text:span><text:span text:style-name="T2">-</text:span><text:span text:style-name="T2"> </text:span><text:span text:style-name="T2">2</text:span><text:span text:style-name="T2">x</text:span><text:span text:style-name="T2"> </text:span><text:span text:style-name="T2">H</text:span><text:span text:style-name="T2">D</text:span><text:span text:style-name="T2">D</text:span></text:p>
          <text:p text:style-name="P2"><text:span text:style-name="T3"><text:tab/>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955cm" svg:height="0.72cm" svg:x="14.041cm" svg:y="7.256cm">
          <draw:text-box>
            <text:p><text:span text:style-name="T4">10.1.1.102</text:span></text:p>
          </draw:text-box>
        </draw:frame>
        <draw:line draw:style-name="gr4" draw:text-style-name="P5" draw:layer="layout" svg:x1="14.133cm" svg:y1="8.127cm" svg:x2="14.153cm" svg:y2="7.18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3-10-13T16:03:53.596525329</dc:date>
    <meta:editing-duration>PT2H17M52S</meta:editing-duration>
    <meta:editing-cycles>31</meta:editing-cycles>
    <meta:generator>LibreOffice/6.4.7.2$Linux_X86_64 LibreOffice_project/40$Build-2</meta:generator>
    <meta:document-statistic meta:object-count="8"/>
  </office:meta>
</office:document-meta>
</file>